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helvetica" svg:font-family="helvetica, arial, sans-serif"/>
    <style:font-face style:name="sans-serif" svg:font-family="sans-serif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4da0d" officeooo:paragraph-rsid="0024da0d"/>
    </style:style>
    <style:style style:name="P2" style:family="paragraph" style:parent-style-name="_21_Enunciado">
      <style:text-properties style:font-name="JetBrains Mono Medium" officeooo:rsid="00178330" officeooo:paragraph-rsid="00178330"/>
    </style:style>
    <style:style style:name="P3" style:family="paragraph" style:parent-style-name="_21_Respuesta">
      <style:text-properties officeooo:rsid="002673d4" officeooo:paragraph-rsid="002673d4"/>
    </style:style>
    <style:style style:name="P4" style:family="paragraph" style:parent-style-name="_21_Respuesta">
      <style:text-properties officeooo:rsid="0028ed68" officeooo:paragraph-rsid="0028ed68"/>
    </style:style>
    <style:style style:name="P5" style:family="paragraph" style:parent-style-name="_21_Respuesta">
      <style:text-properties officeooo:rsid="002d7a7f" officeooo:paragraph-rsid="002d7a7f"/>
    </style:style>
    <style:style style:name="P6" style:family="paragraph" style:parent-style-name="_21_Respuesta">
      <style:text-properties officeooo:paragraph-rsid="0031847d"/>
    </style:style>
    <style:style style:name="P7" style:family="paragraph" style:parent-style-name="_21_Respuesta">
      <style:text-properties officeooo:rsid="0032e52d" officeooo:paragraph-rsid="0032e52d"/>
    </style:style>
    <style:style style:name="P8" style:family="paragraph" style:parent-style-name="_21_Respuesta">
      <style:text-properties style:font-name="JetBrains Mono" fo:font-size="11pt" fo:language="zxx" fo:country="none" officeooo:rsid="0036f2d9" officeooo:paragraph-rsid="0036f2d9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officeooo:rsid="00243785"/>
    </style:style>
    <style:style style:name="T5" style:family="text">
      <style:text-properties style:font-name="JetBrains Mono2" fo:font-size="11pt" fo:language="zxx" fo:country="none"/>
    </style:style>
    <style:style style:name="T6" style:family="text">
      <style:text-properties style:font-name="JetBrains Mono2" fo:font-size="11pt" fo:language="zxx" fo:country="none" officeooo:rsid="0024da0d"/>
    </style:style>
    <style:style style:name="T7" style:family="text">
      <style:text-properties style:font-name="JetBrains Mono2" fo:font-size="11pt" fo:language="zxx" fo:country="none" officeooo:rsid="002c491a"/>
    </style:style>
    <style:style style:name="T8" style:family="text">
      <style:text-properties style:font-name="JetBrains Mono2" fo:font-size="11pt" fo:language="zxx" fo:country="none" officeooo:rsid="002fb2f5"/>
    </style:style>
    <style:style style:name="T9" style:family="text">
      <style:text-properties style:font-name="JetBrains Mono2" fo:font-size="11pt" fo:language="zxx" fo:country="none" officeooo:rsid="0031847d"/>
    </style:style>
    <style:style style:name="T10" style:family="text">
      <style:text-properties style:font-name="JetBrains Mono2" fo:font-size="11pt" fo:language="zxx" fo:country="none" officeooo:rsid="0032e52d"/>
    </style:style>
    <style:style style:name="T11" style:family="text">
      <style:text-properties style:font-name="JetBrains Mono2" fo:font-size="11pt" fo:language="zxx" fo:country="none" officeooo:rsid="0034caa2"/>
    </style:style>
    <style:style style:name="T12" style:family="text">
      <style:text-properties style:font-name="JetBrains Mono2" fo:font-size="11pt" fo:language="zxx" fo:country="none" officeooo:rsid="00352651"/>
    </style:style>
    <style:style style:name="T13" style:family="text">
      <style:text-properties officeooo:rsid="002673d4"/>
    </style:style>
    <style:style style:name="T14" style:family="text">
      <style:text-properties officeooo:rsid="002a886b"/>
    </style:style>
    <style:style style:name="T15" style:family="text">
      <style:text-properties officeooo:rsid="002c491a"/>
    </style:style>
    <style:style style:name="T16" style:family="text">
      <style:text-properties officeooo:rsid="002ec9d5"/>
    </style:style>
    <style:style style:name="T17" style:family="text">
      <style:text-properties officeooo:rsid="0034ca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 UML</text:p>
      <text:p text:style-name="P2"><text:span text:style-name="T3">1.-</text:span> Revisa y expón los conceptos relacionados con el modelado Orientado a Objetos</text:p>
      <text:p text:style-name="_21_Enunciado">- Objeto y Clase</text:p>
      <text:p text:style-name="_21_Respuesta"><text:span text:style-name="T6">U</text:span>na clase es una plantilla para la creación de objetos. Las clases se utilizan para representar entidades o conceptos. Cada clase define un conjunto de variables y métodos. Cada objeto creado a partir de la clase se denomina instancia de la clase.</text:p>
      <text:p text:style-name="_21_Enunciado">- Atributos y Métodos</text:p>
      <text:p text:style-name="P3">Un atributo define <text:span text:style-name="T5">una</text:span> propiedad de un objeto.</text:p>
      <text:p text:style-name="_21_Respuesta">Un método es un <text:span text:style-name="T13">procedimiento</text:span> cuyo código es definido en una clase y puede pertenecer tanto a una clase, como es el caso de los métodos estáticos, como a un objeto, como es el caso de los métodos de instancia.</text:p>
      <text:p text:style-name="_21_Enunciado">- Abstracción y Encapsulación</text:p>
      <text:p text:style-name="_21_Respuesta">La abstracción consiste en aislar un elemento de su contexto o del resto de los elementos que lo acompañan.</text:p>
      <text:p text:style-name="P4">La encapsulación trata de ocultar el estado de los datos <text:span text:style-name="T14">de un objeto</text:span>, para que sólo puedan ser manipulados mediante <text:span text:style-name="T7">métodos</text:span> definid<text:span text:style-name="T15">o</text:span>s para este propósito.</text:p>
      <text:p text:style-name="_21_Enunciado">- Herencia y Agregación</text:p>
      <text:p text:style-name="P5">La herancia permite <text:span text:style-name="T5">que</text:span> una clase denominada hijo extienda de otra denominada padre, permitiendo reutilizar el código escrito en esta.</text:p>
      <text:p text:style-name="_21_Respuesta">La agregación es un tipo de relación <text:span text:style-name="T16">jerárquica </text:span>que comprende a las clases y sus diferentes componentes, constituyendo un <text:span text:style-name="T8">árbol</text:span>.</text:p>
      <text:p text:style-name="_21_Enunciado">- Asociación, Agregación y Composición</text:p>
      <text:p text:style-name="P7">La <text:span text:style-name="T5">a</text:span>sociación es un tipo de relación débil que indica que una clase debe pertenecer a otra, pero no es obligatorio que se de esta jerarquia.</text:p>
      <text:p text:style-name="P6">La agregación es un tipo de relación <text:span text:style-name="T16">jerárquica </text:span>que <text:span text:style-name="T10">indica que una clase es parte de otra</text:span>, constituyendo un <text:span text:style-name="T8">árbol</text:span>.</text:p>
      <text:p text:style-name="P6">La composición en cambio es un tipo de agregación, donde cada <text:span text:style-name="T9">elemento se compone de todos sus anteriores.</text:span></text:p>
      <text:p text:style-name="_21_Enunciado">- Polimorfismo</text:p>
      <text:p text:style-name="_21_Respuesta"><text:span text:style-name="T11">E</text:span>l polimorfismo se refiere a la propiedad por la que es posible <text:span text:style-name="T11">utilizar </text:span><text:span text:style-name="T12">(enviar mensajes)</text:span> <text:span text:style-name="T11">de la misma forma</text:span> objetos de tipos distintos.</text:p>
      <text:p text:style-name="_21_Enunciado">- Mensajes</text:p>
      <text:p text:style-name="P8">Es la información que un proceso emisor envia a otro (receptor). El modelo de paso de mensajes es el que define los métodos y funciones para poder llevar a cabo el envío de un mensaje de un proceso emisor a un destinata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helvetica" svg:font-family="helvetica, arial, sans-serif"/>
    <style:font-face style:name="sans-serif" svg:font-family="sans-serif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43785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1-28T13:55:19.609000068" text:fixed="true">28/01/22</text:date><text:tab/> <text:s/><text:tab/> <text:file-name text:display="name">teoriaUML</text:file-name><text:s/>- <text:span text:style-name="MT1">ED</text:span></text:p>
      </style:header>
      <style:footer>
        <text:p text:style-name="Header_20_and_20_Footer"><text:s text:c="3"/><text:tab/>Página <text:page-number text:select-page="current">1</text:page-number><text:s/>de <text:page-count>1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3:55:20.234000000</meta:creation-date>
    <meta:editing-duration>PT24M45S</meta:editing-duration>
    <meta:editing-cycles>19</meta:editing-cycles>
    <meta:generator>LibreOffice/7.1.4.2$Windows_X86_64 LibreOffice_project/a529a4fab45b75fefc5b6226684193eb000654f6</meta:generator>
    <dc:date>2022-01-28T14:20:12.466000000</dc:date>
    <meta:document-statistic meta:table-count="0" meta:image-count="0" meta:object-count="0" meta:page-count="1" meta:paragraph-count="23" meta:word-count="355" meta:character-count="2059" meta:non-whitespace-character-count="1704"/>
  </office:meta>
</office:document-meta>
</file>